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 style:parent-style-name="Standard">
      <style:text-properties fo:font-size="16pt" fo:font-style="normal" style:text-underline-style="none" style:font-size-asian="14pt" style:font-style-asian="normal" style:font-size-complex="16pt" style:font-style-complex="normal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font-size-asian="8.75pt" style:font-size-complex="10pt"/>
    </style:style>
    <style:style style:name="P5" style:family="paragraph" style:parent-style-name="Standard">
      <style:text-properties fo:font-size="10pt" fo:font-style="normal" style:text-underline-style="solid" style:text-underline-width="auto" style:text-underline-color="font-color" style:font-size-asian="8.75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normal" style:text-underline-style="solid" style:text-underline-width="auto" style:text-underline-color="font-color" officeooo:paragraph-rsid="0001ebb0" style:font-size-asian="8.75pt" style:font-style-asian="normal" style:font-size-complex="10pt" style:font-style-complex="normal"/>
    </style:style>
    <style:style style:name="P7" style:family="paragraph" style:parent-style-name="Standard">
      <style:text-properties fo:font-size="10pt" fo:font-style="normal" style:text-underline-style="solid" style:text-underline-width="auto" style:text-underline-color="font-color" fo:font-weight="normal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tyle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/>
    </style:style>
    <style:style style:name="P10" style:family="paragraph" style:parent-style-name="Standard">
      <style:paragraph-properties fo:break-before="page"/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ize="10pt" style:text-underline-style="solid" style:text-underline-width="auto" style:text-underline-color="font-color" style:font-size-asian="8.75pt" style:font-style-asian="normal" style:font-size-complex="10pt" style:font-style-complex="normal"/>
    </style:style>
    <style:style style:name="T5" style:family="text">
      <style:text-properties fo:font-size="10pt" style:text-underline-style="none" style:font-size-asian="8.75pt" style:font-style-asian="normal" style:font-size-complex="10pt" style:font-style-complex="normal"/>
    </style:style>
    <style:style style:name="T6" style:family="text">
      <style:text-properties fo:font-size="10pt" style:text-underline-style="none" style:font-size-asian="10pt" style:font-style-asian="normal" style:font-size-complex="10pt" style:font-style-complex="normal"/>
    </style:style>
    <style:style style:name="T7" style:family="text">
      <style:text-properties fo:font-size="10pt" style:font-size-asian="10pt" style:font-style-asian="normal" style:font-size-complex="10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Detail Sheet (Text Only)</text:p>
      <text:p text:style-name="P2">Personal Effects</text:p>
      <text:p text:style-name="P4">Full Name<text:span text:style-name="T1">:</text:span></text:p>
      <text:p text:style-name="P4">Also Known As<text:span text:style-name="T1">: </text:span></text:p>
      <text:p text:style-name="P4">Race<text:span text:style-name="T1">:</text:span></text:p>
      <text:p text:style-name="P4">Sex<text:span text:style-name="T1">: </text:span></text:p>
      <text:p text:style-name="P4">Age<text:span text:style-name="T1">: </text:span></text:p>
      <text:p text:style-name="P4">Height<text:span text:style-name="T1">:</text:span></text:p>
      <text:p text:style-name="P4">Weight<text:span text:style-name="T1">:</text:span></text:p>
      <text:p text:style-name="P4">Hair<text:span text:style-name="T3">:</text:span></text:p>
      <text:p text:style-name="P4"><text:span text:style-name="T2">Eyes</text:span><text:span text:style-name="T3">:</text:span></text:p>
      <text:p text:style-name="P4"><text:span text:style-name="T2">Skin</text:span><text:span text:style-name="T3">:</text:span></text:p>
      <text:p text:style-name="P4"><text:span text:style-name="T2">Notable Physical Characteristics</text:span><text:span text:style-name="T3">: </text:span></text:p>
      <text:p text:style-name="P4"><text:span text:style-name="T2">Default Costume</text:span><text:span text:style-name="T3">: </text:span></text:p>
      <text:p text:style-name="P3">Societal History</text:p>
      <text:p text:style-name="P5">Home Region<text:span text:style-name="T1">:</text:span></text:p>
      <text:p text:style-name="P6">Hometown<text:span text:style-name="T1">:</text:span></text:p>
      <text:p text:style-name="P6">Father<text:span text:style-name="T1">: </text:span></text:p>
      <text:p text:style-name="P5">Mother<text:span text:style-name="T1">: </text:span></text:p>
      <text:p text:style-name="P5">Sister:<text:span text:style-name="T1"> </text:span></text:p>
      <text:p text:style-name="P5">Childhood<text:span text:style-name="T1">: </text:span></text:p>
      <text:p text:style-name="P5">Convicted of<text:span text:style-name="T1">: </text:span></text:p>
      <text:p text:style-name="P3">Philosophy and Religious Leanings</text:p>
      <text:p text:style-name="P5">Alignment<text:span text:style-name="T1">: </text:span></text:p>
      <text:p text:style-name="P5">Interpretation of Alignment (Means)<text:span text:style-name="T1">: </text:span></text:p>
      <text:p text:style-name="P8"><text:span text:style-name="T4">Interpretation of Alignment (Ends)</text:span><text:span text:style-name="T5">: </text:span></text:p>
      <text:p text:style-name="P9"><text:span text:style-name="T7">Why Worhip</text:span><text:span text:style-name="T6">: </text:span></text:p>
      <text:p text:style-name="P10">Interpersonal Relationships</text:p>
      <text:p text:style-name="P5">Sexual Orientation<text:span text:style-name="T1">: </text:span></text:p>
      <text:p text:style-name="P5">Marital Status<text:span text:style-name="T1">: </text:span></text:p>
      <text:p text:style-name="P5">Consideration of Strangers<text:span text:style-name="T1">: </text:span></text:p>
      <text:p text:style-name="P5">Role he takes in a group<text:span text:style-name="T1">: </text:span></text:p>
      <text:p text:style-name="P5">Prejudices:</text:p>
      <text:p text:style-name="P5">Conversation Style:<text:span text:style-name="T1"> </text:span></text:p>
      <text:p text:style-name="P3">Petty Preferences</text:p>
      <text:p text:style-name="P5">Favorite Food:<text:span text:style-name="T1"> </text:span></text:p>
      <text:p text:style-name="P5">Hated Food:<text:span text:style-name="T1"> </text:span></text:p>
      <text:p text:style-name="P5">Favorite Drink:<text:span text:style-name="T1"> </text:span></text:p>
      <text:p text:style-name="P5">Hated Drink:<text:span text:style-name="T1"> </text:span></text:p>
      <text:p text:style-name="P5">Favorite Color:<text:span text:style-name="T1"> </text:span></text:p>
      <text:p text:style-name="P5">Hated Color:<text:span text:style-name="T1"> </text:span></text:p>
      <text:p text:style-name="P5">Favorite Music:<text:span text:style-name="T1"> </text:span></text:p>
      <text:p text:style-name="P5">Hated Music:<text:span text:style-name="T1"> </text:span></text:p>
      <text:p text:style-name="P5">Favorite Time of Day:<text:span text:style-name="T1"> </text:span></text:p>
      <text:p text:style-name="P5">Hated Time of Day:<text:span text:style-name="T1"> </text:span></text:p>
      <text:p text:style-name="P3">Standard Style Interview Questions</text:p>
      <text:p text:style-name="P5">If You were not an adventurer, what would You be doing?<text:span text:style-name="T1"> </text:span></text:p>
      <text:p text:style-name="P5">Tell me about Yourself.<text:span text:style-name="T1"> </text:span></text:p>
      <text:p text:style-name="P5">What makes You want to join a group?<text:span text:style-name="T1"> </text:span></text:p>
      <text:p text:style-name="P5">What do You know best?<text:span text:style-name="T1"> </text:span></text:p>
      <text:p text:style-name="P5">Why did You leave Your last group?<text:span text:style-name="T1"> </text:span></text:p>
      <text:p text:style-name="P5">What would You say are Your best strengths?<text:span text:style-name="T1"> </text:span></text:p>
      <text:p text:style-name="P5">What is one question You always ask people?<text:span text:style-name="T1"> </text:span></text:p>
      <text:p text:style-name="P5">Tell me about a time when things went poorly.</text:p>
      <text:p text:style-name="P7">Finally, do You have anything You really want people to know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16:00:49</meta:creation-date>
    <meta:editing-duration>PT9H2M30S</meta:editing-duration>
    <meta:editing-cycles>9</meta:editing-cycles>
    <meta:generator>LibreOffice/4.0.3.3$Linux_x86 LibreOffice_project/0eaa50a932c8f2199a615e1eb30f7ac74279539</meta:generator>
    <dc:date>2013-11-03T20:48:24</dc:date>
    <meta:print-date>2013-09-01T13:03:02</meta:print-date>
    <meta:document-statistic meta:table-count="0" meta:image-count="0" meta:object-count="0" meta:page-count="2" meta:paragraph-count="55" meta:word-count="170" meta:character-count="1108" meta:non-whitespace-character-count="957"/>
  </office:meta>
</office:document-meta>
</file>